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28.2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93.6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1.25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 style:data-style-name="N129">
      <style:table-cell-properties style:text-align-source="fix" style:repeat-content="false" fo:border="0.74pt solid #000000"/>
      <style:paragraph-properties fo:text-align="center" fo:margin-left="0pt"/>
    </style:style>
    <style:style style:name="ce5" style:family="table-cell" style:parent-style-name="Default" style:data-style-name="N130">
      <style:table-cell-properties style:text-align-source="fix" style:repeat-content="false" fo:border="0.74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7" style:family="table-cell" style:parent-style-name="Default" style:data-style-name="N129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8" style:family="table-cell" style:parent-style-name="Default" style:data-style-name="N130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pt"/>
    </style:style>
    <style:style style:name="ce9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office:value-type="string" calcext:value-type="string">
            <text:p>Trial tim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string" calcext:value-type="string">
            <text:p>Average</text:p>
          </table:table-cell>
          <table:table-cell table:style-name="ce3" office:value-type="string" calcext:value-type="string">
            <text:p>Standard Deviation</text:p>
          </table:table-cell>
          <table:table-cell/>
        </table:table-row>
        <table:table-row table:style-name="ro1">
          <table:table-cell office:value-type="string" calcext:value-type="string">
            <text:p>pi</text:p>
          </table:table-cell>
          <table:table-cell table:style-name="ce4" office:value-type="float" office:value="3.14143256" calcext:value-type="float">
            <text:p>3.14143256</text:p>
          </table:table-cell>
          <table:table-cell table:style-name="ce4" office:value-type="float" office:value="3.14142384" calcext:value-type="float">
            <text:p>3.14142384</text:p>
          </table:table-cell>
          <table:table-cell table:style-name="ce4" office:value-type="float" office:value="3.14145328" calcext:value-type="float">
            <text:p>3.14145328</text:p>
          </table:table-cell>
          <table:table-cell table:style-name="ce4" office:value-type="float" office:value="3.14122604" calcext:value-type="float">
            <text:p>3.14122604</text:p>
          </table:table-cell>
          <table:table-cell table:style-name="ce4" office:value-type="float" office:value="3.14151492" calcext:value-type="float">
            <text:p>3.14151492</text:p>
          </table:table-cell>
          <table:table-cell table:style-name="ce4" office:value-type="float" office:value="3.14156192" calcext:value-type="float">
            <text:p>3.14156192</text:p>
          </table:table-cell>
          <table:table-cell table:style-name="ce4" office:value-type="float" office:value="3.14151552" calcext:value-type="float">
            <text:p>3.14151552</text:p>
          </table:table-cell>
          <table:table-cell table:style-name="ce4" office:value-type="float" office:value="3.14141288" calcext:value-type="float">
            <text:p>3.14141288</text:p>
          </table:table-cell>
          <table:table-cell table:style-name="ce4" office:value-type="float" office:value="3.14163724" calcext:value-type="float">
            <text:p>3.14163724</text:p>
          </table:table-cell>
          <table:table-cell table:style-name="ce4" office:value-type="float" office:value="3.14140696" calcext:value-type="float">
            <text:p>3.14140696</text:p>
          </table:table-cell>
          <table:table-cell table:style-name="ce7"/>
          <table:table-cell table:style-name="ce4" table:formula="of:=AVERAGE([.B4:.K4])" office:value-type="float" office:value="3.141458516" calcext:value-type="float">
            <text:p>3.14145852</text:p>
          </table:table-cell>
          <table:table-cell table:style-name="ce9" table:formula="of:=STDEV([.B4:.K4])" office:value-type="percentage" office:value="0.000110430890122969" calcext:value-type="percentage">
            <text:p>0.01%</text:p>
          </table:table-cell>
          <table:table-cell table:style-name="ce10"/>
        </table:table-row>
        <table:table-row table:style-name="ro1">
          <table:table-cell office:value-type="string" calcext:value-type="string">
            <text:p>Time</text:p>
          </table:table-cell>
          <table:table-cell table:style-name="ce5" office:value-type="float" office:value="5.06951" calcext:value-type="float">
            <text:p>5.069510</text:p>
          </table:table-cell>
          <table:table-cell table:style-name="ce5" office:value-type="float" office:value="4.73367" calcext:value-type="float">
            <text:p>4.733670</text:p>
          </table:table-cell>
          <table:table-cell table:style-name="ce5" office:value-type="float" office:value="4.86274" calcext:value-type="float">
            <text:p>4.862740</text:p>
          </table:table-cell>
          <table:table-cell table:style-name="ce5" office:value-type="float" office:value="4.73463" calcext:value-type="float">
            <text:p>4.734630</text:p>
          </table:table-cell>
          <table:table-cell table:style-name="ce5" office:value-type="float" office:value="4.8095" calcext:value-type="float">
            <text:p>4.809500</text:p>
          </table:table-cell>
          <table:table-cell table:style-name="ce5" office:value-type="float" office:value="4.98119" calcext:value-type="float">
            <text:p>4.981190</text:p>
          </table:table-cell>
          <table:table-cell table:style-name="ce5" office:value-type="float" office:value="4.81303" calcext:value-type="float">
            <text:p>4.813030</text:p>
          </table:table-cell>
          <table:table-cell table:style-name="ce5" office:value-type="float" office:value="4.77474" calcext:value-type="float">
            <text:p>4.774740</text:p>
          </table:table-cell>
          <table:table-cell table:style-name="ce5" office:value-type="float" office:value="4.73922" calcext:value-type="float">
            <text:p>4.739220</text:p>
          </table:table-cell>
          <table:table-cell table:style-name="ce5" office:value-type="float" office:value="4.73105" calcext:value-type="float">
            <text:p>4.731050</text:p>
          </table:table-cell>
          <table:table-cell table:style-name="ce8"/>
          <table:table-cell table:style-name="ce5" table:formula="of:=AVERAGE([.B5:.K5])" office:value-type="float" office:value="4.824928" calcext:value-type="float">
            <text:p>4.824928</text:p>
          </table:table-cell>
          <table:table-cell table:style-name="ce9" table:formula="of:=STDEV([.B5:.K5])" office:value-type="percentage" office:value="0.116049332019716" calcext:value-type="percentage">
            <text:p>11.60%</text:p>
          </table:table-cell>
          <table:table-cell/>
        </table:table-row>
        <table:table-row table:style-name="ro2">
          <table:table-cell table:style-name="ce2" office:value-type="string" calcext:value-type="string">
            <text:p>Google Value difference(3.14159265)</text:p>
          </table:table-cell>
          <table:table-cell table:style-name="ce4" table:formula="of:=ABS([.B4]-3.14159265)" office:value-type="float" office:value="0.000160090000000057" calcext:value-type="float">
            <text:p>0.00016009</text:p>
          </table:table-cell>
          <table:table-cell table:style-name="ce4" table:formula="of:=ABS([.C4]-3.14159265)" office:value-type="float" office:value="0.000168810000000352" calcext:value-type="float">
            <text:p>0.00016881</text:p>
          </table:table-cell>
          <table:table-cell table:style-name="ce4" table:formula="of:=ABS([.D4]-3.14159265)" office:value-type="float" office:value="0.000139370000000305" calcext:value-type="float">
            <text:p>0.00013937</text:p>
          </table:table-cell>
          <table:table-cell table:style-name="ce4" table:formula="of:=ABS([.E4]-3.14159265)" office:value-type="float" office:value="0.000366610000000378" calcext:value-type="float">
            <text:p>0.00036661</text:p>
          </table:table-cell>
          <table:table-cell table:style-name="ce4" table:formula="of:=ABS([.F4]-3.14159265)" office:value-type="float" office:value="0.0000777300000001091" calcext:value-type="float">
            <text:p>0.00007773</text:p>
          </table:table-cell>
          <table:table-cell table:style-name="ce4" table:formula="of:=ABS([.G4]-3.14159265)" office:value-type="float" office:value="0.0000307300000002009" calcext:value-type="float">
            <text:p>0.00003073</text:p>
          </table:table-cell>
          <table:table-cell table:style-name="ce4" table:formula="of:=ABS([.H4]-3.14159265)" office:value-type="float" office:value="0.0000771300000002029" calcext:value-type="float">
            <text:p>0.00007713</text:p>
          </table:table-cell>
          <table:table-cell table:style-name="ce4" table:formula="of:=ABS([.I4]-3.14159265)" office:value-type="float" office:value="0.000179770000000357" calcext:value-type="float">
            <text:p>0.00017977</text:p>
          </table:table-cell>
          <table:table-cell table:style-name="ce4" table:formula="of:=ABS([.J4]-3.14159265)" office:value-type="float" office:value="0.0000445899999999" calcext:value-type="float">
            <text:p>0.00004459</text:p>
          </table:table-cell>
          <table:table-cell table:style-name="ce4" table:formula="of:=ABS([.K4]-3.14159265)" office:value-type="float" office:value="0.000185690000000349" calcext:value-type="float">
            <text:p>0.00018569</text:p>
          </table:table-cell>
          <table:table-cell table:style-name="ce7"/>
          <table:table-cell table:style-name="ce4" table:formula="of:=ABS([.M4]-3.14159265)" office:value-type="float" office:value="0.000134134000000063" calcext:value-type="float">
            <text:p>0.00013413</text:p>
          </table:table-cell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0" loext:min-decimal-places="10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6" loext:min-decimal-places="6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00:39:43.866672225</meta:creation-date>
    <dc:date>2018-10-08T01:01:02.462747097</dc:date>
    <meta:editing-duration>PT17S</meta:editing-duration>
    <meta:editing-cycles>1</meta:editing-cycles>
    <meta:document-statistic meta:table-count="1" meta:cell-count="51" meta:object-count="0"/>
    <meta:generator>LibreOffice/6.0.6.2$Linux_X86_64 LibreOffice_project/00$Build-2</meta:generator>
  </office:meta>
</office:document-meta>
</file>